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db57" officeooo:paragraph-rsid="0008db57"/>
    </style:style>
    <style:style style:name="P2" style:family="paragraph" style:parent-style-name="Standard">
      <style:text-properties officeooo:paragraph-rsid="00096707"/>
    </style:style>
    <style:style style:name="P3" style:family="paragraph" style:parent-style-name="Standard">
      <style:text-properties officeooo:rsid="000d95dd" officeooo:paragraph-rsid="000d95dd"/>
    </style:style>
    <style:style style:name="P4" style:family="paragraph" style:parent-style-name="Standard">
      <style:text-properties officeooo:rsid="000eb8d5" officeooo:paragraph-rsid="000eb8d5"/>
    </style:style>
    <style:style style:name="T1" style:family="text">
      <style:text-properties officeooo:rsid="000cdc84"/>
    </style:style>
    <style:style style:name="T2" style:family="text">
      <style:text-properties officeooo:rsid="000eb8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Whispersong: А ты хорошо сыграл! </text:p>
      <text:p text:style-name="P4">Whispersong: Есть местечко, куда нам стоит сперва отправиться, прежде чем ехать в Катерлот.</text:p>
      <text:p text:style-name="P4">Opple: Хм… Ещё один артефакт</text:p>
      <text:p text:style-name="P3">****</text:p>
      <text:p text:style-name="P3">Скачёк во времени, когда Ченжлингов уже прогнали</text:p>
      <text:p text:style-name="Standard">****</text:p>
      <text:p text:style-name="Standard">*<text:span text:style-name="T2">Проезжая на поезде защитный барьер</text:span>*</text:p>
      <text:p text:style-name="P4">Opple: Они до сих пор держат этот бесполезный барьер?</text:p>
      <text:p text:style-name="P4">Whispersong: Ну не скажи. Они зачищают остатки чейнжлингов, не давая им уйти. Каким же артефактом они вычисляют кто есть кто...</text:p>
      <text:p text:style-name="P4">Opple: Жаль, что пропустили всё веселье.</text:p>
      <text:p text:style-name="P1">****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0:50:39.342503000</meta:creation-date>
    <meta:generator>LibreOffice/7.3.7.2$Linux_X86_64 LibreOffice_project/30$Build-2</meta:generator>
    <dc:date>2024-10-22T20:01:33.886311577</dc:date>
    <meta:editing-duration>PT16M39S</meta:editing-duration>
    <meta:editing-cycles>6</meta:editing-cycles>
    <meta:document-statistic meta:table-count="0" meta:image-count="0" meta:object-count="0" meta:page-count="1" meta:paragraph-count="11" meta:word-count="73" meta:character-count="468" meta:non-whitespace-character-count="405"/>
  </office:meta>
</office:document-meta>
</file>